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SimpleName</text:p>
          </table:table-cell>
          <table:table-cell office:value-type="string" table:style-name="ce1">
            <text:p>Tot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hite Hart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ngs Head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own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d Lion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orge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ll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ngs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yal Oak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hite Horse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equers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orge Hotel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gel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w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ack Horse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ough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wan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lden Lion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hip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heatsheaf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ll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ens Head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n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hite Swan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eyhound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ack Lion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hite Lion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orge and Dragon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chor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ack Bull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stle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re and Hounds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lbot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oss Keys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ar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gs He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ree Horseshoes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ll Inn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mugglers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on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quis of Granby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racens He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se and Crown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yal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dor Rose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acksmiths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penters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ggon and Horses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gel Hotel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ot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ach and Horses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lf Moon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own Inn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stle Hotel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ven Stars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o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lls Head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g and Duck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chor In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dford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overs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lco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rse and Groom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ers Arms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ilway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lphi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ks Head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x Bells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x and Hounds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g and Whistle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icketers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ctori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r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ack Swa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ue Bell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ley Mow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lobe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indmill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erry Tree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ck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een Ma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w In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g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ack Bear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ooked Billet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ghwayma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pe and Anchor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un Cow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annigan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bio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ll Hotel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rd in Han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r In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n Hotel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ld Crow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am and Ev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orge In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own and Thistl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athers Hotel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lso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ld Georg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ld Queens Hea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nch Bowl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ebuck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tion Hotel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unswick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lcon In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wan Hotel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cor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ld Red Lio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ld Star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m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ty Dick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uke of Wellingto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ur Horseshoe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een Drago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ngs Arm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lt Shovel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ld Ship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ue Lio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lden Cros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merset Hous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ree Pigeon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lunteer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vellers Rest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ttle Angel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rd Nelso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ume Of Feather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sing Su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utatio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n In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idg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herine Wheel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bey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y Hors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ehiv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yal Hotel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ree Tun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lly Sailor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rmers Arm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eur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x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rrow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rn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ach Hous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uk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ukes Hea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rdener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een Tre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ttle and Glas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llingto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 Olde White Hart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vers Arm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ld Hall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nchbowl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bert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 Olde Georg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hakespear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quare and Compas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dfellow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ld Angel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ld Bell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ed Bull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en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ck and Bottl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g and Partridg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ve Bell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ng and Quee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lborough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407" table:style-name="ro1">
          <table:table-cell table:number-columns-repeated="16384"/>
        </table:table-row>
      </table:table>
      <table:table table:name="Sheet2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hil Carney</meta:initial-creator>
    <dc:creator>Phil Carney</dc:creator>
    <meta:creation-date>2015-01-03T14:20:06Z</meta:creation-date>
    <dc:date>2015-01-03T14:21:23Z</dc:date>
  </office:meta>
</office:document-meta>
</file>